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Model">
            <text:p>Model</text:p>
          </table:table-cell>
          <table:table-cell table:style-name="pd1" office:value-type="string" office:value="Video">
            <text:p>Video</text:p>
          </table:table-cell>
          <table:table-cell table:style-name="pd1" office:value-type="string" office:value="Plate">
            <text:p>Plate</text:p>
          </table:table-cell>
          <table:table-cell table:style-name="pd1" office:value-type="string" office:value="Detected">
            <text:p>Detected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109e_takeoff">
            <text:p>a109e_takeoff</text:p>
          </table:table-cell>
          <table:table-cell office:value-type="string" office:value="JA6801">
            <text:p>JA6801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ugusta_a109">
            <text:p>augusta_a109</text:p>
          </table:table-cell>
          <table:table-cell office:value-type="string" office:value="D-HAVN">
            <text:p>D-HAVN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w109sp">
            <text:p>aw109sp</text:p>
          </table:table-cell>
          <table:table-cell office:value-type="string" office:value="S2-AJP">
            <text:p>S2-AJP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orporate">
            <text:p>corporate</text:p>
          </table:table-cell>
          <table:table-cell office:value-type="string" office:value="N433AK">
            <text:p>N433AK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rashed">
            <text:p>crashed</text:p>
          </table:table-cell>
          <table:table-cell office:value-type="string" office:value="N109EX">
            <text:p>N109EX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JMA">
            <text:p>PP-JMA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MMC">
            <text:p>PP-MMC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T-YKK">
            <text:p>PT-YKK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R-OHM">
            <text:p>PR-OHM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helicopter_landing">
            <text:p>helicopter_landing</text:p>
          </table:table-cell>
          <table:table-cell office:value-type="string" office:value="G-RXTV">
            <text:p>G-RXTV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incredible">
            <text:p>incredible</text:p>
          </table:table-cell>
          <table:table-cell office:value-type="string" office:value="G-FUFU">
            <text:p>G-FUFU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">
            <text:p>power</text:p>
          </table:table-cell>
          <table:table-cell office:value-type="string" office:value="OM-TTV">
            <text:p>OM-TTV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_elite">
            <text:p>power_elite</text:p>
          </table:table-cell>
          <table:table-cell office:value-type="string" office:value="D-HARI">
            <text:p>D-HARI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rivate">
            <text:p>private</text:p>
          </table:table-cell>
          <table:table-cell office:value-type="string" office:value="G-FRZN">
            <text:p>G-FRZN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rnzaf">
            <text:p>rnzaf</text:p>
          </table:table-cell>
          <table:table-cell office:value-type="string" office:value="NZ3402">
            <text:p>NZ3402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training">
            <text:p>training</text:p>
          </table:table-cell>
          <table:table-cell office:value-type="string" office:value="I-AWTC">
            <text:p>I-AWTC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_leonardo">
            <text:p>augusta_leonardo</text:p>
          </table:table-cell>
          <table:table-cell office:value-type="string" office:value="N119LW">
            <text:p>N119LW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westland">
            <text:p>augustawestland</text:p>
          </table:table-cell>
          <table:table-cell office:value-type="string" office:value="ZS-HMF">
            <text:p>ZS-HMF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egcb">
            <text:p>egcb</text:p>
          </table:table-cell>
          <table:table-cell office:value-type="string" office:value="N119SX">
            <text:p>N119SX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helicopter">
            <text:p>helicopter</text:p>
          </table:table-cell>
          <table:table-cell office:value-type="string" office:value="N318PD">
            <text:p>N318PD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koala_engine">
            <text:p>koala_engine</text:p>
          </table:table-cell>
          <table:table-cell office:value-type="string" office:value="I-ELOP">
            <text:p>I-ELOP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yt1s">
            <text:p>yt1s</text:p>
          </table:table-cell>
          <table:table-cell office:value-type="string" office:value="HA-PMK">
            <text:p>HA-PMK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merican">
            <text:p>american</text:p>
          </table:table-cell>
          <table:table-cell office:value-type="string" office:value="N531B">
            <text:p>N531B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KGK">
            <text:p>C-GKGK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fox">
            <text:p>fox</text:p>
          </table:table-cell>
          <table:table-cell office:value-type="string" office:value="N211FN">
            <text:p>N211FN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ktla">
            <text:p>ktla</text:p>
          </table:table-cell>
          <table:table-cell office:value-type="string" office:value="N925TV">
            <text:p>N925TV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erospatiale">
            <text:p>aerospatiale</text:p>
          </table:table-cell>
          <table:table-cell office:value-type="string" office:value="HA-HBS">
            <text:p>HA-HBS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terratge">
            <text:p>aterratge</text:p>
          </table:table-cell>
          <table:table-cell office:value-type="string" office:value="EC-KAF">
            <text:p>EC-KAF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budaors">
            <text:p>budaors</text:p>
          </table:table-cell>
          <table:table-cell office:value-type="string" office:value="HA-HBY">
            <text:p>HA-HBY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dynamic">
            <text:p>dynamic</text:p>
          </table:table-cell>
          <table:table-cell office:value-type="string" office:value="OK-DSN">
            <text:p>OK-DSN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flymenow">
            <text:p>flymenow</text:p>
          </table:table-cell>
          <table:table-cell office:value-type="string" office:value="G-BYZA">
            <text:p>G-BYZA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copter_engine">
            <text:p>helicopter_engine</text:p>
          </table:table-cell>
          <table:table-cell office:value-type="string" office:value="N253WC">
            <text:p>N253WC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first">
            <text:p>helifirst</text:p>
          </table:table-cell>
          <table:table-cell office:value-type="string" office:value="F-GMBL">
            <text:p>F-GMBL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mossos">
            <text:p>mossos</text:p>
          </table:table-cell>
          <table:table-cell office:value-type="string" office:value="EC-LHE">
            <text:p>EC-LHE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american">
            <text:p>american</text:p>
          </table:table-cell>
          <table:table-cell office:value-type="string" office:value="N388MD">
            <text:p>N388MD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bern">
            <text:p>bern</text:p>
          </table:table-cell>
          <table:table-cell office:value-type="string" office:value="N818LS">
            <text:p>N818LS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eonardo">
            <text:p>leonardo</text:p>
          </table:table-cell>
          <table:table-cell office:value-type="string" office:value="JA777R">
            <text:p>JA777R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ondon">
            <text:p>london</text:p>
          </table:table-cell>
          <table:table-cell office:value-type="string" office:value="G-DVIO">
            <text:p>G-DVIO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uxurious">
            <text:p>luxurious</text:p>
          </table:table-cell>
          <table:table-cell office:value-type="string" office:value="F-HSBP">
            <text:p>F-HSBP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little">
            <text:p>little</text:p>
          </table:table-cell>
          <table:table-cell office:value-type="string" office:value="C-GPCD">
            <text:p>C-GPCD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mainz">
            <text:p>mainz</text:p>
          </table:table-cell>
          <table:table-cell office:value-type="string" office:value="D-HHLL">
            <text:p>D-HHLL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ioux">
            <text:p>sioux</text:p>
          </table:table-cell>
          <table:table-cell office:value-type="string" office:value="G-MASH">
            <text:p>G-MASH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pecial">
            <text:p>special</text:p>
          </table:table-cell>
          <table:table-cell office:value-type="string" office:value="D-HWAL">
            <text:p>D-HWAL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witzerland">
            <text:p>switzerland</text:p>
          </table:table-cell>
          <table:table-cell office:value-type="string" office:value="HB-XHB">
            <text:p>HB-XHB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helicopter_takeoff">
            <text:p>helicopter_takeoff</text:p>
          </table:table-cell>
          <table:table-cell office:value-type="string" office:value="G-BYBI">
            <text:p>G-BYBI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instagram">
            <text:p>instagram</text:p>
          </table:table-cell>
          <table:table-cell office:value-type="string" office:value="HA-FLY">
            <text:p>HA-FLY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landing">
            <text:p>jetranger_landing</text:p>
          </table:table-cell>
          <table:table-cell office:value-type="string" office:value="N828HA">
            <text:p>N828HA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start">
            <text:p>jetranger_start</text:p>
          </table:table-cell>
          <table:table-cell office:value-type="string" office:value="N82F">
            <text:p>N82F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pasadena">
            <text:p>pasadena</text:p>
          </table:table-cell>
          <table:table-cell office:value-type="string" office:value="N8NF">
            <text:p>N8NF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stow">
            <text:p>stow</text:p>
          </table:table-cell>
          <table:table-cell office:value-type="string" office:value="G-LONE">
            <text:p>G-LONE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212_engine">
            <text:p>212_engine</text:p>
          </table:table-cell>
          <table:table-cell office:value-type="string" office:value="C-FJUT">
            <text:p>C-FJUT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pproach">
            <text:p>approach</text:p>
          </table:table-cell>
          <table:table-cell office:value-type="string" office:value="C-FNPG">
            <text:p>C-FNPG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wesome">
            <text:p>awesome</text:p>
          </table:table-cell>
          <table:table-cell office:value-type="string" office:value="C-FETK">
            <text:p>C-FETK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croatian">
            <text:p>croatian</text:p>
          </table:table-cell>
          <table:table-cell office:value-type="string" office:value="9A-HBM">
            <text:p>9A-HBM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fight">
            <text:p>fight</text:p>
          </table:table-cell>
          <table:table-cell office:value-type="string" office:value="N9122Z">
            <text:p>N9122Z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helicopter_engine">
            <text:p>helicopter_engine</text:p>
          </table:table-cell>
          <table:table-cell office:value-type="string" office:value="C-GSLH">
            <text:p>C-GSLH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yt1s">
            <text:p>yt1s</text:p>
          </table:table-cell>
          <table:table-cell office:value-type="string" office:value="OE-XAA">
            <text:p>OE-XAA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francisco">
            <text:p>francisco</text:p>
          </table:table-cell>
          <table:table-cell office:value-type="string" office:value="N73SF">
            <text:p>N73SF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modesto">
            <text:p>modesto</text:p>
          </table:table-cell>
          <table:table-cell office:value-type="string" office:value="N223AM">
            <text:p>N223AM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review">
            <text:p>review</text:p>
          </table:table-cell>
          <table:table-cell office:value-type="string" office:value="N48ZA">
            <text:p>N48ZA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skylife">
            <text:p>skylife</text:p>
          </table:table-cell>
          <table:table-cell office:value-type="string" office:value="N445SL">
            <text:p>N445SL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take">
            <text:p>take</text:p>
          </table:table-cell>
          <table:table-cell office:value-type="string" office:value="N76PR">
            <text:p>N76PR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australian">
            <text:p>australian</text:p>
          </table:table-cell>
          <table:table-cell office:value-type="string" office:value="VH-VAU">
            <text:p>VH-VAU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rescue">
            <text:p>rescue</text:p>
          </table:table-cell>
          <table:table-cell office:value-type="string" office:value="EC-JIM">
            <text:p>EC-JIM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105_bolkow">
            <text:p>105_bolkow</text:p>
          </table:table-cell>
          <table:table-cell office:value-type="string" office:value="D-HNWE">
            <text:p>D-HNWE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cockpit">
            <text:p>cockpit</text:p>
          </table:table-cell>
          <table:table-cell office:value-type="string" office:value="N154EH">
            <text:p>N154EH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exhibicion">
            <text:p>exhibicion</text:p>
          </table:table-cell>
          <table:table-cell office:value-type="string" office:value="EM-0923">
            <text:p>EM-0923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full">
            <text:p>full</text:p>
          </table:table-cell>
          <table:table-cell office:value-type="string" office:value="D-HDFU">
            <text:p>D-HDFU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worlds">
            <text:p>worlds</text:p>
          </table:table-cell>
          <table:table-cell office:value-type="string" office:value="N787RC">
            <text:p>N787RC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kompress">
            <text:p>kompress</text:p>
          </table:table-cell>
          <table:table-cell office:value-type="string" office:value="OK-PHA">
            <text:p>OK-PHA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landing">
            <text:p>landing</text:p>
          </table:table-cell>
          <table:table-cell office:value-type="string" office:value="HB-YNB">
            <text:p>HB-YNB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arrives">
            <text:p>arrives</text:p>
          </table:table-cell>
          <table:table-cell office:value-type="string" office:value="HA-EUR">
            <text:p>HA-EUR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T-RXX">
            <text:p>ZT-RXX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demo">
            <text:p>demo</text:p>
          </table:table-cell>
          <table:table-cell office:value-type="string" office:value="HA-EUR">
            <text:p>HA-EUR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gdmem">
            <text:p>gdmem</text:p>
          </table:table-cell>
          <table:table-cell office:value-type="string" office:value="G-DMEM">
            <text:p>G-DMEM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kiev">
            <text:p>kiev</text:p>
          </table:table-cell>
          <table:table-cell office:value-type="string" office:value="UR-CPI">
            <text:p>UR-CPI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landing">
            <text:p>landing</text:p>
          </table:table-cell>
          <table:table-cell office:value-type="string" office:value="C-FSHR">
            <text:p>C-FSHR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startup">
            <text:p>startup</text:p>
          </table:table-cell>
          <table:table-cell office:value-type="string" office:value="N383ED">
            <text:p>N383ED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takeoff">
            <text:p>takeoff</text:p>
          </table:table-cell>
          <table:table-cell office:value-type="string" office:value="OE-XST">
            <text:p>OE-XST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vancouver">
            <text:p>vancouver</text:p>
          </table:table-cell>
          <table:table-cell office:value-type="string" office:value="C-GKWN">
            <text:p>C-GKWN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irbus">
            <text:p>airbus</text:p>
          </table:table-cell>
          <table:table-cell office:value-type="string" office:value="F-WGYP">
            <text:p>F-WGYP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wesome">
            <text:p>awesome</text:p>
          </table:table-cell>
          <table:table-cell office:value-type="string" office:value="VH-IXX">
            <text:p>VH-IXX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close">
            <text:p>close</text:p>
          </table:table-cell>
          <table:table-cell office:value-type="string" office:value="FMP">
            <text:p>FMP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landings">
            <text:p>landings</text:p>
          </table:table-cell>
          <table:table-cell office:value-type="string" office:value="LY-HTB">
            <text:p>LY-HTB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eoff">
            <text:p>takeoff</text:p>
          </table:table-cell>
          <table:table-cell office:value-type="string" office:value="EC-MTG">
            <text:p>EC-MTG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ing">
            <text:p>taking</text:p>
          </table:table-cell>
          <table:table-cell office:value-type="string" office:value="N130CS">
            <text:p>N130CS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amazing">
            <text:p>amazing</text:p>
          </table:table-cell>
          <table:table-cell office:value-type="string" office:value="8257">
            <text:p>8257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best">
            <text:p>best</text:p>
          </table:table-cell>
          <table:table-cell office:value-type="string" office:value="D-HECB">
            <text:p>D-HECB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engine">
            <text:p>engine</text:p>
          </table:table-cell>
          <table:table-cell office:value-type="string" office:value="OE-XEI">
            <text:p>OE-XEI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life">
            <text:p>life</text:p>
          </table:table-cell>
          <table:table-cell office:value-type="string" office:value="N806LF">
            <text:p>N806LF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nasa">
            <text:p>nasa</text:p>
          </table:table-cell>
          <table:table-cell office:value-type="string" office:value="N435NA">
            <text:p>N435NA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police">
            <text:p>police</text:p>
          </table:table-cell>
          <table:table-cell office:value-type="string" office:value="PH-PXC">
            <text:p>PH-PXC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startup">
            <text:p>startup</text:p>
          </table:table-cell>
          <table:table-cell office:value-type="string" office:value="HA-ECA">
            <text:p>HA-ECA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162f">
            <text:p>162f</text:p>
          </table:table-cell>
          <table:table-cell office:value-type="string" office:value="N162BK">
            <text:p>N162BK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r162f">
            <text:p>r162f</text:p>
          </table:table-cell>
          <table:table-cell office:value-type="string" office:value="N1197Y">
            <text:p>N1197Y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turbo">
            <text:p>turbo</text:p>
          </table:table-cell>
          <table:table-cell office:value-type="string" office:value="ZU-LIZ">
            <text:p>ZU-LIZ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adac">
            <text:p>adac</text:p>
          </table:table-cell>
          <table:table-cell office:value-type="string" office:value="D-HYAC">
            <text:p>D-HYAC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demo">
            <text:p>demo</text:p>
          </table:table-cell>
          <table:table-cell office:value-type="string" office:value="D-HADW">
            <text:p>D-HADW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inside">
            <text:p>inside</text:p>
          </table:table-cell>
          <table:table-cell office:value-type="string" office:value="C-FLCI">
            <text:p>C-FLCI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made">
            <text:p>made</text:p>
          </table:table-cell>
          <table:table-cell office:value-type="string" office:value="I-MADE">
            <text:p>I-MADE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amazing">
            <text:p>amazing</text:p>
          </table:table-cell>
          <table:table-cell office:value-type="string" office:value="EC-KFZ">
            <text:p>EC-KFZ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avy">
            <text:p>heavy</text:p>
          </table:table-cell>
          <table:table-cell office:value-type="string" office:value="HB-XKE">
            <text:p>HB-XKE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copter">
            <text:p>helicopter</text:p>
          </table:table-cell>
          <table:table-cell office:value-type="string" office:value="C-GURI">
            <text:p>C-GURI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swiss">
            <text:p>heliswiss</text:p>
          </table:table-cell>
          <table:table-cell office:value-type="string" office:value="HB-XKE">
            <text:p>HB-XKE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korea">
            <text:p>korea</text:p>
          </table:table-cell>
          <table:table-cell office:value-type="string" office:value="HL9481">
            <text:p>HL9481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landing">
            <text:p>landing</text:p>
          </table:table-cell>
          <table:table-cell office:value-type="string" office:value="D-FMKV">
            <text:p>D-FMKV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russian">
            <text:p>russian</text:p>
          </table:table-cell>
          <table:table-cell office:value-type="string" office:value="C-FIGR">
            <text:p>C-FIGR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ehs">
            <text:p>ehs</text:p>
          </table:table-cell>
          <table:table-cell office:value-type="string" office:value="OK-MAY">
            <text:p>OK-MAY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22">
            <text:p>r22</text:p>
          </table:table-cell>
          <table:table-cell office:value-type="string" office:value="N2633B">
            <text:p>N2633B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obinson">
            <text:p>robinson</text:p>
          </table:table-cell>
          <table:table-cell office:value-type="string" office:value="I-C904">
            <text:p>I-C904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first">
            <text:p>first</text:p>
          </table:table-cell>
          <table:table-cell office:value-type="string" office:value="PH-HGB">
            <text:p>PH-HGB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obinson">
            <text:p>robinson</text:p>
          </table:table-cell>
          <table:table-cell office:value-type="string" office:value="N234NL">
            <text:p>N234NL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euge">
            <text:p>teuge</text:p>
          </table:table-cell>
          <table:table-cell office:value-type="string" office:value="PH-ANK">
            <text:p>PH-ANK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he">
            <text:p>the</text:p>
          </table:table-cell>
          <table:table-cell office:value-type="string" office:value="N3166D">
            <text:p>N3166D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wobbly">
            <text:p>wobbly</text:p>
          </table:table-cell>
          <table:table-cell office:value-type="string" office:value="F-GLOU">
            <text:p>F-GLOU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yt1s">
            <text:p>yt1s</text:p>
          </table:table-cell>
          <table:table-cell office:value-type="string" office:value="RA-06227">
            <text:p>RA-06227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epic">
            <text:p>epic</text:p>
          </table:table-cell>
          <table:table-cell office:value-type="string" office:value="ZU-ELP">
            <text:p>ZU-ELP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NZ">
            <text:p>VH-ONZ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uh1">
            <text:p>uh1</text:p>
          </table:table-cell>
          <table:table-cell office:value-type="string" office:value="N617WC">
            <text:p>N617WC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EHS">
            <text:p>EHS</text:p>
          </table:table-cell>
          <table:table-cell office:value-type="string" office:value="0718">
            <text:p>0718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Rare">
            <text:p>Rare</text:p>
          </table:table-cell>
          <table:table-cell office:value-type="string" office:value="SN-33XG">
            <text:p>SN-33XG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Saving">
            <text:p>Saving</text:p>
          </table:table-cell>
          <table:table-cell office:value-type="string" office:value="EC-MJH">
            <text:p>EC-MJH</text:p>
          </table:table-cell>
          <table:table-cell office:value-type="string" office:value="N">
            <text:p>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